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9cm" svg:height="1.038cm" svg:x="6.334cm" svg:y="0.966cm">
          <draw:text-box>
            <text:p text:style-name="P1"><text:span text:style-name="T1">server</text:span></text:p>
          </draw:text-box>
        </draw:frame>
        <draw:frame draw:style-name="gr1" draw:layer="layout" svg:width="14.062cm" svg:height="10.916cm" svg:x="0.302cm" svg:y="2.028cm">
          <draw:text-box>
            <text:list text:style-name="L1">
              <text:list-item>
                <text:p>gaspi context</text:p>
                <text:list>
                  <text:list-item>
                    <text:p>proc_init/term</text:p>
                  </text:list-item>
                  <text:list-item>
                    <text:p>configuration/information queries</text:p>
                  </text:list-item>
                  <text:list-item>
                    <text:p>setup of topology rpc ports</text:p>
                    <text:p/>
                  </text:list-item>
                </text:list>
              </text:list-item>
              <text:list-item>
                <text:p>container manager</text:p>
                <text:list>
                  <text:list-item>
                    <text:p>rpc to client (via socket)</text:p>
                  </text:list-item>
                  <text:list-item>
                    <text:p>“global topology”</text:p>
                    <text:list>
                      <text:list-item>
                        <text:p>communication for global segments/allocs</text:p>
                      </text:list-item>
                    </text:list>
                  </text:list-item>
                  <text:list-item>
                    <text:p>memory manager</text:p>
                    <text:list>
                      <text:list-item>
                        <text:p>task queue + threads for transfers</text:p>
                      </text:list-item>
                      <text:list-item>
                        <text:p>areas (segments)</text:p>
                        <text:list>
                          <text:list-item>
                            <text:p>beegfs</text:p>
                          </text:list-item>
                          <text:list-item>
                            <text:p>gaspi</text:p>
                          </text:list-item>
                          <text:list-item>
                            <text:p>shm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layer="layout" svg:width="10.016cm" svg:height="3.806cm" svg:x="18.924cm" svg:y="2.028cm">
          <draw:text-box>
            <text:list text:style-name="L1">
              <text:list-item>
                <text:p>api (via socket)</text:p>
                <text:list>
                  <text:list-item>
                    <text:p>global alloc: segment &amp; alloc</text:p>
                  </text:list-item>
                  <text:list-item>
                    <text:p>put/get/stream</text:p>
                  </text:list-item>
                  <text:list-item>
                    <text:p>local segments</text:p>
                  </text:list-item>
                  <text:list-item>
                    <text:p>scheduling info (transfer cos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348cm" svg:height="1.038cm" svg:x="22.943cm" svg:y="0.966cm">
          <draw:text-box>
            <text:p text:style-name="P2"><text:span text:style-name="T2">client</text:span></text:p>
          </draw:text-box>
        </draw:frame>
        <draw:polyline draw:style-name="gr2" draw:text-style-name="P3" draw:layer="layout" svg:width="3.229cm" svg:height="0.568cm" svg:x="5.826cm" svg:y="2.971cm" svg:viewBox="0 0 3230 569" draw:points="0,0 3230,0 3230,559 0,569">
          <text:p text:style-name="P3"><text:span text:style-name="T3">inter-rank via gaspi</text:span></text:p>
        </draw:polyline>
        <draw:polyline draw:style-name="gr2" draw:text-style-name="P3" draw:layer="layout" svg:width="3.229cm" svg:height="0.568cm" svg:x="6.787cm" svg:y="7.289cm" svg:viewBox="0 0 3230 569" draw:points="0,0 3230,0 3230,559 0,569">
          <text:p text:style-name="P3"><text:span text:style-name="T3">inter-rank via rpc</text:span></text:p>
        </draw:polyline>
        <draw:connector draw:style-name="gr2" draw:text-style-name="P4" draw:layer="layout" svg:x1="29.7cm" svg:y1="10.469cm" svg:x2="29.7cm" svg:y2="10.469cm" svg:d="m29700 10469" svg:viewBox="0 0 1 1">
          <text:p text:style-name="P4"/>
        </draw:connector>
        <draw:polyline draw:style-name="gr2" draw:text-style-name="P3" draw:layer="layout" svg:width="11.823cm" svg:height="3.555cm" svg:x="6.829cm" svg:y="2.524cm" svg:viewBox="0 0 11824 3556" draw:points="0,3556 5474,3556 5474,0 11824,0">
          <text:p text:style-name="P3"><text:span text:style-name="T3"><text:s text:c="23"/></text:span><text:span text:style-name="T3">local via socket <text:s text:c="5"/></text:span></text:p>
        </draw:polyline>
        <draw:polyline draw:style-name="gr2" draw:text-style-name="P3" draw:layer="layout" svg:width="2.012cm" svg:height="2.881cm" svg:x="9.509cm" svg:y="4.722cm" svg:viewBox="0 0 2013 2882" draw:points="0,0 2013,0 1993,2882 850,2882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><text:s text:c="31"/></text:span><text:span text:style-name="T3">inits</text:span></text:p>
        </draw:polyline>
        <draw:frame draw:style-name="gr1" draw:text-style-name="P5" draw:layer="layout" svg:width="2.106cm" svg:height="0.645cm" svg:x="4.937cm" svg:y="2.26cm">
          <draw:text-box>
            <text:p><text:span text:style-name="T4">fixed port</text:span></text:p>
          </draw:text-box>
        </draw:frame>
        <draw:frame draw:style-name="gr1" draw:text-style-name="P5" draw:layer="layout" svg:width="4.236cm" svg:height="0.645cm" svg:x="24.622cm" svg:y="4.302cm">
          <draw:text-box>
            <text:p><text:span text:style-name="T4">1 / worker, non-shared</text:span></text:p>
          </draw:text-box>
        </draw:frame>
        <draw:frame draw:style-name="gr1" draw:text-style-name="P5" xml:id="id1" draw:id="id1" draw:layer="layout" svg:width="4.566cm" svg:height="0.645cm" svg:x="5.064cm" svg:y="12.176cm">
          <draw:text-box>
            <text:p><text:span text:style-name="T4">local handled like global</text:span></text:p>
          </draw:text-box>
        </draw:frame>
        <draw:connector draw:style-name="gr3" draw:text-style-name="P3" draw:layer="layout" draw:line-skew="2.392cm" svg:x1="9.63cm" svg:y1="12.498cm" svg:x2="19.089cm" svg:y2="4.611cm" draw:start-shape="id1" draw:start-glue-point="1" svg:d="m9630 12498h7372v-7887h2087" svg:viewBox="0 0 9460 7888">
          <text:p text:style-name="P3"><text:span text:style-name="T3"/></text:p>
        </draw:connector>
        <draw:polyline draw:style-name="gr2" draw:text-style-name="P3" draw:layer="layout" svg:width="1.777cm" svg:height="9.016cm" svg:x="0.238cm" svg:y="2.778cm" svg:viewBox="0 0 1778 9017" draw:points="1778,9017 0,9017 0,635 762,0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>uses <text:s text:c="6"/></text:span></text:p>
        </draw:polyline>
        <draw:frame draw:style-name="gr1" draw:text-style-name="P5" draw:layer="layout" svg:width="4.418cm" svg:height="0.645cm" svg:x="11.795cm" svg:y="9.382cm">
          <draw:text-box>
            <text:p><text:span text:style-name="T4">#thread = #gaspi queue</text:span></text:p>
          </draw:text-box>
        </draw:frame>
        <draw:frame draw:style-name="gr1" draw:text-style-name="P5" draw:layer="layout" svg:width="5.548cm" svg:height="0.645cm" svg:x="4.937cm" svg:y="10.779cm">
          <draw:text-box>
            <text:p><text:span text:style-name="T4">#fd fixed, lock instead of flush</text:span></text:p>
          </draw:text-box>
        </draw:frame>
        <draw:custom-shape draw:style-name="gr4" draw:text-style-name="P3" draw:layer="layout" svg:width="0.127cm" svg:height="0.635cm" svg:x="19.288cm" svg:y="5.064cm">
          <text:p text:style-name="P4"><text:span text:style-name="T3">agent <text:s text:c="12"/>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0.126cm" svg:height="1.872cm" svg:x="19.289cm" svg:y="3.065cm">
          <text:p text:style-name="P4"><text:span text:style-name="T3">worker <text:s text:c="14"/></text:span></text:p>
          <text:p text:style-name="P4"><text:span text:style-name="T3">apps <text:s text:c="12"/></text:span>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23.602cm" svg:height="2.759cm" svg:x="0.302cm" svg:y="15cm">
          <draw:text-box>
            <text:list text:style-name="L1">
              <text:list-item>
                <text:p><text:span text:style-name="T5">inconsistent naming (local, global, segment, alloc, memory)</text:span></text:p>
              </text:list-item>
              <text:list-item>
                <text:p><text:span text:style-name="T5">segment parameters handled horribly in server, fine in client</text:span></text:p>
              </text:list-item>
              <text:list-item>
                <text:p><text:span text:style-name="T5">magic constants (timeouts, #threads, #fd)</text:span></text:p>
              </text:list-item>
              <text:list-item>
                <text:p><text:span text:style-name="T5">allocation policies for segments/allocations missing (multilevel, only-on-one-rank, auto, …)</text:span></text:p>
              </text:list-item>
            </text:list>
          </draw:text-box>
        </draw:frame>
        <draw:frame draw:style-name="gr1" draw:text-style-name="P5" draw:layer="layout" svg:width="3.266cm" svg:height="1.039cm" svg:x="12.169cm" svg:y="4.546cm">
          <draw:text-box>
            <text:p><text:span text:style-name="T4">home-grown rpc</text:span></text:p>
            <text:p><text:span text:style-name="T4">fixed path</text:span></text:p>
          </draw:text-box>
        </draw:frame>
        <draw:frame draw:style-name="gr1" draw:text-style-name="P5" draw:layer="layout" svg:width="7.737cm" svg:height="0.645cm" svg:x="4.437cm" svg:y="11.48cm">
          <draw:text-box>
            <text:p><text:span text:style-name="T4">comm buffers in user segment, non-shared</text:span></text:p>
          </draw:text-box>
        </draw:frame>
        <draw:frame draw:style-name="gr1" draw:text-style-name="P1" draw:layer="layout" svg:width="2.703cm" svg:height="1.038cm" svg:x="6.292cm" svg:y="13.789cm">
          <draw:text-box>
            <text:p text:style-name="P1"><text:span text:style-name="T1">issu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FZSongTi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d Loerwald</meta:initial-creator>
    <meta:creation-date>2015-12-23T10:57:20</meta:creation-date>
    <dc:date>2015-12-23T12:34:09</dc:date>
    <dc:creator>Bernd Loerwald</dc:creator>
    <meta:editing-duration>PT5M26S</meta:editing-duration>
    <meta:editing-cycles>1</meta:editing-cycles>
    <meta:document-statistic meta:object-count="22"/>
    <meta:generator>LibreOffice/4.0-26$Linux_X86_64 LibreOffice_project/400m0$Build-326</meta:generator>
  </office:meta>
</office:document-meta>
</file>